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136.94pt"/>
    </style:style>
    <style:style style:name="co3" style:family="table-column">
      <style:table-column-properties fo:break-before="auto" style:column-width="298.91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Greg Bliek</text:p>
          </table:table-cell>
          <table:table-cell office:value-type="string" calcext:value-type="string">
            <text:p>asking about availability of project</text:p>
          </table:table-cell>
          <table:table-cell table:style-name="ce4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ssage to Eric Hazard</text:p>
          </table:table-cell>
          <table:table-cell office:value-type="string" calcext:value-type="string">
            <text:p>request meeting to review proposal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wood quote from Diamond Pacific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diting workbook</text:p>
          </table:table-cell>
          <table:table-cell office:value-type="string" calcext:value-type="string">
            <text:p>Finish proposal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Hazard</text:p>
          </table:table-cell>
          <table:table-cell table:style-name="ce4" office:value-type="date" office:date-value="2017-07-15" calcext:value-type="date">
            <text:p>07/15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Sipe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Quote email address for Meek’s Lumber and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ing quote request to Meeks’ Lumber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prices from Home Depot</text:p>
          </table:table-cell>
          <table:table-cell table:style-name="ce4" office:value-type="date" office:date-value="2017-08-05" calcext:value-type="date">
            <text:p>08/0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7">00/00/0000</text:date>, <text:time style:data-style-name="N2" text:time-value="14:25:10.424078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8-07T14:27:59.923610193</dc:date>
    <meta:editing-duration>P1DT5H11M59S</meta:editing-duration>
    <meta:editing-cycles>18</meta:editing-cycles>
    <meta:generator>LibreOffice/5.4.0.3$Linux_X86_64 LibreOffice_project/40m0$Build-3</meta:generator>
    <meta:document-statistic meta:table-count="1" meta:cell-count="155" meta:object-count="0"/>
  </office:meta>
</office:document-meta>
</file>